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59.9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54.7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tpTime (copy 1)" table:style-name="ta1">
        <table:shapes>
          <draw:frame draw:z-index="0" draw:style-name="gr1" draw:text-style-name="P1" svg:width="278.84mm" svg:height="143.94mm" svg:x="49.47mm" svg:y="128.13mm">
            <draw:object draw:notify-on-update-of-ranges="'ntpTime (copy 1)'.F3:'ntpTime (copy 1)'.F24 'ntpTime (copy 1)'.B3:'ntpTime (copy 1)'.B24 'ntpTime (copy 1)'.A3:'ntpTime (copy 1)'.A24 'ntpTime (copy 1)'.I3:'ntpTime (copy 1)'.I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maximum error</text:p>
          </table:table-cell>
          <table:table-cell office:value-type="string" calcext:value-type="string">
            <text:p>estimated error</text:p>
          </table:table-cell>
          <table:table-cell table:style-name="Default" office:value-type="string" calcext:value-type="string">
            <text:p>Time before operation (ns)</text:p>
          </table:table-cell>
          <table:table-cell table:style-name="Default" office:value-type="string" calcext:value-type="string">
            <text:p>Time after operation (ns)</text:p>
          </table:table-cell>
          <table:table-cell office:value-type="string" calcext:value-type="string">
            <text:p>time difference (ns)</text:p>
          </table:table-cell>
          <table:table-cell office:value-type="string" calcext:value-type="string">
            <text:p>time between 2 operations (s)</text:p>
          </table:table-cell>
          <table:table-cell table:number-columns-repeated="3"/>
        </table:table-row>
        <table:table-row table:style-name="ro1">
          <table:table-cell office:value-type="float" office:value="139397" calcext:value-type="float">
            <text:p>139397</text:p>
          </table:table-cell>
          <table:table-cell office:value-type="float" office:value="2674" calcext:value-type="float">
            <text:p>2674</text:p>
          </table:table-cell>
          <table:table-cell office:value-type="float" office:value="1.55075622136079E+018" calcext:value-type="float">
            <text:p>1550756221360790000</text:p>
          </table:table-cell>
          <table:table-cell office:value-type="float" office:value="1.55075622144564E+018" calcext:value-type="float">
            <text:p>1550756221445640000</text:p>
          </table:table-cell>
          <table:table-cell table:formula="of:=[.D2]-[.C2]" office:value-type="float" office:value="84849920" calcext:value-type="float">
            <text:p>84849920</text:p>
          </table:table-cell>
          <table:table-cell table:number-columns-repeated="4"/>
        </table:table-row>
        <table:table-row table:style-name="ro1">
          <table:table-cell office:value-type="float" office:value="69301" calcext:value-type="float">
            <text:p>69301</text:p>
          </table:table-cell>
          <table:table-cell office:value-type="float" office:value="2625" calcext:value-type="float">
            <text:p>2625</text:p>
          </table:table-cell>
          <table:table-cell office:value-type="float" office:value="1.55092217687468E+018" calcext:value-type="float">
            <text:p>1550922176874680000</text:p>
          </table:table-cell>
          <table:table-cell office:value-type="float" office:value="1.55092217720602E+018" calcext:value-type="float">
            <text:p>1550922177206020000</text:p>
          </table:table-cell>
          <table:table-cell table:formula="of:=[.D3]-[.C3]" office:value-type="float" office:value="331340032" calcext:value-type="float">
            <text:p>331340032</text:p>
          </table:table-cell>
          <table:table-cell table:formula="of:=([.C3]-[.D2])*10^-9" office:value-type="float" office:value="165955.429040128" calcext:value-type="float">
            <text:p>165955,429040128</text:p>
          </table:table-cell>
          <table:table-cell table:number-columns-repeated="2"/>
          <table:table-cell table:formula="of:=[.A3]-[.B3]" office:value-type="float" office:value="66676" calcext:value-type="float">
            <text:p>66676</text:p>
          </table:table-cell>
        </table:table-row>
        <table:table-row table:style-name="ro1">
          <table:table-cell table:number-columns-repeated="2" office:value-type="float" office:value="16000000" calcext:value-type="float">
            <text:p>16000000</text:p>
          </table:table-cell>
          <table:table-cell office:value-type="float" office:value="1.55204544941049E+018" calcext:value-type="float">
            <text:p>1552045449410490000</text:p>
          </table:table-cell>
          <table:table-cell office:value-type="float" office:value="1.55204544967829E+018" calcext:value-type="float">
            <text:p>1552045449678290000</text:p>
          </table:table-cell>
          <table:table-cell table:formula="of:=[.D4]-[.C4]" office:value-type="float" office:value="267799808" calcext:value-type="float">
            <text:p>267799808</text:p>
          </table:table-cell>
          <table:table-cell table:formula="of:=([.C4]-[.D3])*10^-9" office:value-type="float" office:value="1123272.20447002" calcext:value-type="float">
            <text:p>1123272,20447002</text:p>
          </table:table-cell>
          <table:table-cell table:number-columns-repeated="2"/>
          <table:table-cell table:formula="of:=[.A4]-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28" calcext:value-type="float">
            <text:p>65728</text:p>
          </table:table-cell>
          <table:table-cell office:value-type="float" office:value="3632" calcext:value-type="float">
            <text:p>3632</text:p>
          </table:table-cell>
          <table:table-cell office:value-type="float" office:value="1.55205840344454E+018" calcext:value-type="float">
            <text:p>1552058403444540000</text:p>
          </table:table-cell>
          <table:table-cell office:value-type="float" office:value="1.55205840374933E+018" calcext:value-type="float">
            <text:p>1552058403749330000</text:p>
          </table:table-cell>
          <table:table-cell table:formula="of:=[.D5]-[.C5]" office:value-type="float" office:value="304790016" calcext:value-type="float">
            <text:p>304790016</text:p>
          </table:table-cell>
          <table:table-cell table:formula="of:=([.C5]-[.D4])*10^-9" office:value-type="float" office:value="12953.76625024" calcext:value-type="float">
            <text:p>12953,76625024</text:p>
          </table:table-cell>
          <table:table-cell table:number-columns-repeated="2"/>
          <table:table-cell table:formula="of:=[.A5]-[.B5]" office:value-type="float" office:value="62096" calcext:value-type="float">
            <text:p>62096</text:p>
          </table:table-cell>
        </table:table-row>
        <table:table-row table:style-name="ro1">
          <table:table-cell office:value-type="float" office:value="4086228" calcext:value-type="float">
            <text:p>4086228</text:p>
          </table:table-cell>
          <table:table-cell office:value-type="float" office:value="3632" calcext:value-type="float">
            <text:p>3632</text:p>
          </table:table-cell>
          <table:table-cell office:value-type="float" office:value="1.55214066144328E+018" calcext:value-type="float">
            <text:p>1552140661443280000</text:p>
          </table:table-cell>
          <table:table-cell office:value-type="float" office:value="1.55214066179574E+018" calcext:value-type="float">
            <text:p>1552140661795740000</text:p>
          </table:table-cell>
          <table:table-cell table:formula="of:=[.D6]-[.C6]" office:value-type="float" office:value="352460032" calcext:value-type="float">
            <text:p>352460032</text:p>
          </table:table-cell>
          <table:table-cell table:formula="of:=([.C6]-[.D5])*10^-9" office:value-type="float" office:value="82257.693949952" calcext:value-type="float">
            <text:p>82257,693949952</text:p>
          </table:table-cell>
          <table:table-cell table:number-columns-repeated="2"/>
          <table:table-cell table:formula="of:=[.A6]-[.B6]" office:value-type="float" office:value="4082596" calcext:value-type="float">
            <text:p>4082596</text:p>
          </table:table-cell>
        </table:table-row>
        <table:table-row table:style-name="ro1">
          <table:table-cell office:value-type="float" office:value="9400728" calcext:value-type="float">
            <text:p>9400728</text:p>
          </table:table-cell>
          <table:table-cell office:value-type="float" office:value="3632" calcext:value-type="float">
            <text:p>3632</text:p>
          </table:table-cell>
          <table:table-cell office:value-type="float" office:value="1.55238397629417E+018" calcext:value-type="float">
            <text:p>1552383976294170000</text:p>
          </table:table-cell>
          <table:table-cell office:value-type="float" office:value="1.55238397662447E+018" calcext:value-type="float">
            <text:p>1552383976624470000</text:p>
          </table:table-cell>
          <table:table-cell table:formula="of:=[.D7]-[.C7]" office:value-type="float" office:value="330299904" calcext:value-type="float">
            <text:p>330299904</text:p>
          </table:table-cell>
          <table:table-cell table:formula="of:=([.C7]-[.D6])*10^-9" office:value-type="float" office:value="243314.498429952" calcext:value-type="float">
            <text:p>243314,498429952</text:p>
          </table:table-cell>
          <table:table-cell table:number-columns-repeated="2"/>
          <table:table-cell table:formula="of:=[.A7]-[.B7]" office:value-type="float" office:value="9397096" calcext:value-type="float">
            <text:p>9397096</text:p>
          </table:table-cell>
        </table:table-row>
        <table:table-row table:style-name="ro1">
          <table:table-cell office:value-type="float" office:value="830609" calcext:value-type="float">
            <text:p>830609</text:p>
          </table:table-cell>
          <table:table-cell office:value-type="float" office:value="0" calcext:value-type="float">
            <text:p>0</text:p>
          </table:table-cell>
          <table:table-cell office:value-type="float" office:value="1.55246689439862E+018" calcext:value-type="float">
            <text:p>1552466894398620000</text:p>
          </table:table-cell>
          <table:table-cell office:value-type="float" office:value="1.55246689468282E+018" calcext:value-type="float">
            <text:p>1552466894682820000</text:p>
          </table:table-cell>
          <table:table-cell table:formula="of:=[.D8]-[.C8]" office:value-type="float" office:value="284199936" calcext:value-type="float">
            <text:p>284199936</text:p>
          </table:table-cell>
          <table:table-cell table:formula="of:=([.C8]-[.D7])*10^-9" office:value-type="float" office:value="82917.774149888" calcext:value-type="float">
            <text:p>82917,774149888</text:p>
          </table:table-cell>
          <table:table-cell table:number-columns-repeated="2"/>
          <table:table-cell table:formula="of:=[.A8]-[.B8]" office:value-type="float" office:value="830609" calcext:value-type="float">
            <text:p>830609</text:p>
          </table:table-cell>
        </table:table-row>
        <table:table-row table:style-name="ro1">
          <table:table-cell office:value-type="float" office:value="10422109" calcext:value-type="float">
            <text:p>10422109</text:p>
          </table:table-cell>
          <table:table-cell office:value-type="float" office:value="0" calcext:value-type="float">
            <text:p>0</text:p>
          </table:table-cell>
          <table:table-cell office:value-type="float" office:value="1.55257894804977E+018" calcext:value-type="float">
            <text:p>1552578948049770000</text:p>
          </table:table-cell>
          <table:table-cell office:value-type="float" office:value="1.55257894835374E+018" calcext:value-type="float">
            <text:p>1552578948353740000</text:p>
          </table:table-cell>
          <table:table-cell table:formula="of:=[.D9]-[.C9]" office:value-type="float" office:value="303970048" calcext:value-type="float">
            <text:p>303970048</text:p>
          </table:table-cell>
          <table:table-cell table:formula="of:=([.C9]-[.D8])*10^-9" office:value-type="float" office:value="112053.366950144" calcext:value-type="float">
            <text:p>112053,366950144</text:p>
          </table:table-cell>
          <table:table-cell table:number-columns-repeated="2"/>
          <table:table-cell table:formula="of:=[.A9]-[.B9]" office:value-type="float" office:value="10422109" calcext:value-type="float">
            <text:p>10422109</text:p>
          </table:table-cell>
        </table:table-row>
        <table:table-row table:style-name="ro1">
          <table:table-cell office:value-type="float" office:value="14134609" calcext:value-type="float">
            <text:p>14134609</text:p>
          </table:table-cell>
          <table:table-cell office:value-type="float" office:value="0" calcext:value-type="float">
            <text:p>0</text:p>
          </table:table-cell>
          <table:table-cell office:value-type="float" office:value="1.55263704169075E+018" calcext:value-type="float">
            <text:p>1552637041690750000</text:p>
          </table:table-cell>
          <table:table-cell office:value-type="float" office:value="1.55263704194175E+018" calcext:value-type="float">
            <text:p>1552637041941750000</text:p>
          </table:table-cell>
          <table:table-cell table:formula="of:=[.D10]-[.C10]" office:value-type="float" office:value="251000064" calcext:value-type="float">
            <text:p>251000064</text:p>
          </table:table-cell>
          <table:table-cell table:formula="of:=([.C10]-[.D9])*10^-9" office:value-type="float" office:value="58093.33700992" calcext:value-type="float">
            <text:p>58093,33700992</text:p>
          </table:table-cell>
          <table:table-cell table:number-columns-repeated="2"/>
          <table:table-cell table:formula="of:=[.A10]-[.B10]" office:value-type="float" office:value="14134609" calcext:value-type="float">
            <text:p>14134609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0" calcext:value-type="float">
            <text:p>0</text:p>
          </table:table-cell>
          <table:table-cell office:value-type="float" office:value="1.55275521326282E+018" calcext:value-type="float">
            <text:p>1552755213262820000</text:p>
          </table:table-cell>
          <table:table-cell office:value-type="float" office:value="1.55275521350617E+018" calcext:value-type="float">
            <text:p>1552755213506170000</text:p>
          </table:table-cell>
          <table:table-cell table:formula="of:=[.D11]-[.C11]" office:value-type="float" office:value="243350016" calcext:value-type="float">
            <text:p>243350016</text:p>
          </table:table-cell>
          <table:table-cell table:formula="of:=([.C11]-[.D10])*10^-9" office:value-type="float" office:value="118171.321069824" calcext:value-type="float">
            <text:p>118171,321069824</text:p>
          </table:table-cell>
          <table:table-cell table:number-columns-repeated="2"/>
          <table:table-cell table:formula="of:=[.A11]-[.B11]" office:value-type="float" office:value="16000000" calcext:value-type="float">
            <text:p>16000000</text:p>
          </table:table-cell>
        </table:table-row>
        <table:table-row table:style-name="ro1">
          <table:table-cell office:value-type="float" office:value="139687" calcext:value-type="float">
            <text:p>139687</text:p>
          </table:table-cell>
          <table:table-cell office:value-type="float" office:value="2577" calcext:value-type="float">
            <text:p>2577</text:p>
          </table:table-cell>
          <table:table-cell office:value-type="float" office:value="1.55302410141362E+018" calcext:value-type="float">
            <text:p>1553024101413620000</text:p>
          </table:table-cell>
          <table:table-cell office:value-type="float" office:value="1.55302410169133E+018" calcext:value-type="float">
            <text:p>1553024101691330000</text:p>
          </table:table-cell>
          <table:table-cell table:formula="of:=[.D12]-[.C12]" office:value-type="float" office:value="277710080" calcext:value-type="float">
            <text:p>277710080</text:p>
          </table:table-cell>
          <table:table-cell table:formula="of:=([.C12]-[.D11])*10^-9" office:value-type="float" office:value="268887.907450112" calcext:value-type="float">
            <text:p>268887,907450112</text:p>
          </table:table-cell>
          <table:table-cell table:number-columns-repeated="2"/>
          <table:table-cell table:formula="of:=[.A12]-[.B12]" office:value-type="float" office:value="137110" calcext:value-type="float">
            <text:p>137110</text:p>
          </table:table-cell>
        </table:table-row>
        <table:table-row table:style-name="ro1">
          <table:table-cell office:value-type="float" office:value="5245187" calcext:value-type="float">
            <text:p>5245187</text:p>
          </table:table-cell>
          <table:table-cell office:value-type="float" office:value="2577" calcext:value-type="float">
            <text:p>2577</text:p>
          </table:table-cell>
          <table:table-cell office:value-type="float" office:value="1.55306988140394E+018" calcext:value-type="float">
            <text:p>1553069881403940000</text:p>
          </table:table-cell>
          <table:table-cell office:value-type="float" office:value="1.55306988165791E+018" calcext:value-type="float">
            <text:p>1553069881657910000</text:p>
          </table:table-cell>
          <table:table-cell table:formula="of:=[.D13]-[.C13]" office:value-type="float" office:value="253970176" calcext:value-type="float">
            <text:p>253970176</text:p>
          </table:table-cell>
          <table:table-cell table:formula="of:=([.C13]-[.D12])*10^-9" office:value-type="float" office:value="45779.712609792" calcext:value-type="float">
            <text:p>45779,712609792</text:p>
          </table:table-cell>
          <table:table-cell table:number-columns-repeated="2"/>
          <table:table-cell table:formula="of:=[.A13]-[.B13]" office:value-type="float" office:value="5242610" calcext:value-type="float">
            <text:p>5242610</text:p>
          </table:table-cell>
        </table:table-row>
        <table:table-row table:style-name="ro1">
          <table:table-cell table:number-columns-repeated="2" office:value-type="float" office:value="16000000" calcext:value-type="float">
            <text:p>16000000</text:p>
          </table:table-cell>
          <table:table-cell office:value-type="float" office:value="1.55324556271067E+018" calcext:value-type="float">
            <text:p>1553245562710670000</text:p>
          </table:table-cell>
          <table:table-cell office:value-type="float" office:value="1.55324556331857E+018" calcext:value-type="float">
            <text:p>1553245563318570000</text:p>
          </table:table-cell>
          <table:table-cell table:formula="of:=[.D14]-[.C14]" office:value-type="float" office:value="607899904" calcext:value-type="float">
            <text:p>607899904</text:p>
          </table:table-cell>
          <table:table-cell table:formula="of:=([.C14]-[.D13])*10^-9" office:value-type="float" office:value="175681.052760064" calcext:value-type="float">
            <text:p>175681,052760064</text:p>
          </table:table-cell>
          <table:table-cell table:number-columns-repeated="2"/>
          <table:table-cell table:formula="of:=[.A14]-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59" calcext:value-type="float">
            <text:p>545059</text:p>
          </table:table-cell>
          <table:table-cell office:value-type="float" office:value="1808" calcext:value-type="float">
            <text:p>1808</text:p>
          </table:table-cell>
          <table:table-cell office:value-type="float" office:value="1.55367295255185E+018" calcext:value-type="float">
            <text:p>1553672952551850000</text:p>
          </table:table-cell>
          <table:table-cell office:value-type="float" office:value="1.5536729590025E+018" calcext:value-type="float">
            <text:p>1553672959002500000</text:p>
          </table:table-cell>
          <table:table-cell table:formula="of:=[.D15]-[.C15]" office:value-type="float" office:value="6450650112" calcext:value-type="float">
            <text:p>6450650112</text:p>
          </table:table-cell>
          <table:table-cell table:formula="of:=([.C15]-[.D14])*10^-9" office:value-type="float" office:value="427389.23328" calcext:value-type="float">
            <text:p>427389,23328</text:p>
          </table:table-cell>
          <table:table-cell table:number-columns-repeated="2"/>
          <table:table-cell table:formula="of:=[.A15]-[.B15]" office:value-type="float" office:value="543251" calcext:value-type="float">
            <text:p>543251</text:p>
          </table:table-cell>
        </table:table-row>
        <table:table-row table:style-name="ro1">
          <table:table-cell office:value-type="float" office:value="563559" calcext:value-type="float">
            <text:p>563559</text:p>
          </table:table-cell>
          <table:table-cell office:value-type="float" office:value="1808" calcext:value-type="float">
            <text:p>1808</text:p>
          </table:table-cell>
          <table:table-cell office:value-type="float" office:value="1.55367298943418E+018" calcext:value-type="float">
            <text:p>1553672989434180000</text:p>
          </table:table-cell>
          <table:table-cell office:value-type="float" office:value="1.55367298959575E+018" calcext:value-type="float">
            <text:p>1553672989595750000</text:p>
          </table:table-cell>
          <table:table-cell table:formula="of:=[.D16]-[.C16]" office:value-type="float" office:value="161569792" calcext:value-type="float">
            <text:p>161569792</text:p>
          </table:table-cell>
          <table:table-cell table:formula="of:=([.C16]-[.D15])*10^-9" office:value-type="float" office:value="30.43168" calcext:value-type="float">
            <text:p>30,43168</text:p>
          </table:table-cell>
          <table:table-cell table:number-columns-repeated="2"/>
          <table:table-cell table:formula="of:=[.A16]-[.B16]" office:value-type="float" office:value="561751" calcext:value-type="float">
            <text:p>561751</text:p>
          </table:table-cell>
        </table:table-row>
        <table:table-row table:style-name="ro1">
          <table:table-cell office:value-type="float" office:value="887500" calcext:value-type="float">
            <text:p>887500</text:p>
          </table:table-cell>
          <table:table-cell office:value-type="float" office:value="0" calcext:value-type="float">
            <text:p>0</text:p>
          </table:table-cell>
          <table:table-cell office:value-type="float" office:value="1.55367487295856E+018" calcext:value-type="float">
            <text:p>1553674872958560000</text:p>
          </table:table-cell>
          <table:table-cell office:value-type="float" office:value="1.55367487319276E+018" calcext:value-type="float">
            <text:p>1553674873192760000</text:p>
          </table:table-cell>
          <table:table-cell table:formula="of:=[.D17]-[.C17]" office:value-type="float" office:value="234199808" calcext:value-type="float">
            <text:p>234199808</text:p>
          </table:table-cell>
          <table:table-cell table:formula="of:=([.C17]-[.D16])*10^-9" office:value-type="float" office:value="1883.362810112" calcext:value-type="float">
            <text:p>1883,362810112</text:p>
          </table:table-cell>
          <table:table-cell table:number-columns-repeated="2"/>
          <table:table-cell table:formula="of:=[.A17]-[.B17]" office:value-type="float" office:value="887500" calcext:value-type="float">
            <text:p>887500</text:p>
          </table:table-cell>
        </table:table-row>
        <table:table-row table:style-name="ro1">
          <table:table-cell office:value-type="float" office:value="6340000" calcext:value-type="float">
            <text:p>6340000</text:p>
          </table:table-cell>
          <table:table-cell office:value-type="float" office:value="0" calcext:value-type="float">
            <text:p>0</text:p>
          </table:table-cell>
          <table:table-cell office:value-type="float" office:value="1.55368794357838E+018" calcext:value-type="float">
            <text:p>1553687943578380000</text:p>
          </table:table-cell>
          <table:table-cell office:value-type="float" office:value="1.55368794813346E+018" calcext:value-type="float">
            <text:p>1553687948133460000</text:p>
          </table:table-cell>
          <table:table-cell table:formula="of:=[.D18]-[.C18]" office:value-type="float" office:value="4555079936" calcext:value-type="float">
            <text:p>4555079936</text:p>
          </table:table-cell>
          <table:table-cell table:formula="of:=([.C18]-[.D17])*10^-9" office:value-type="float" office:value="13070.385620224" calcext:value-type="float">
            <text:p>13070,385620224</text:p>
          </table:table-cell>
          <table:table-cell table:number-columns-repeated="2"/>
          <table:table-cell table:formula="of:=[.A18]-[.B18]" office:value-type="float" office:value="6340000" calcext:value-type="float">
            <text:p>6340000</text:p>
          </table:table-cell>
        </table:table-row>
        <table:table-row table:style-name="ro1">
          <table:table-cell office:value-type="float" office:value="6385500" calcext:value-type="float">
            <text:p>6385500</text:p>
          </table:table-cell>
          <table:table-cell office:value-type="float" office:value="0" calcext:value-type="float">
            <text:p>0</text:p>
          </table:table-cell>
          <table:table-cell office:value-type="float" office:value="1.55368803452831E+018" calcext:value-type="float">
            <text:p>1553688034528310000</text:p>
          </table:table-cell>
          <table:table-cell office:value-type="float" office:value="1.55368803477911E+018" calcext:value-type="float">
            <text:p>1553688034779110000</text:p>
          </table:table-cell>
          <table:table-cell table:formula="of:=[.D19]-[.C19]" office:value-type="float" office:value="250799872" calcext:value-type="float">
            <text:p>250799872</text:p>
          </table:table-cell>
          <table:table-cell table:formula="of:=([.C19]-[.D18])*10^-9" office:value-type="float" office:value="86.394850048" calcext:value-type="float">
            <text:p>86,394850048</text:p>
          </table:table-cell>
          <table:table-cell table:number-columns-repeated="2"/>
          <table:table-cell table:formula="of:=[.A19]-[.B19]" office:value-type="float" office:value="6385500" calcext:value-type="float">
            <text:p>6385500</text:p>
          </table:table-cell>
        </table:table-row>
        <table:table-row table:style-name="ro1">
          <table:table-cell office:value-type="float" office:value="1670726" calcext:value-type="float">
            <text:p>1670726</text:p>
          </table:table-cell>
          <table:table-cell office:value-type="float" office:value="808" calcext:value-type="float">
            <text:p>808</text:p>
          </table:table-cell>
          <table:table-cell office:value-type="float" office:value="1.55378667113577E+018" calcext:value-type="float">
            <text:p>1553786671135770000</text:p>
          </table:table-cell>
          <table:table-cell office:value-type="float" office:value="1.55378667151342E+018" calcext:value-type="float">
            <text:p>1553786671513420000</text:p>
          </table:table-cell>
          <table:table-cell table:formula="of:=[.D20]-[.C20]" office:value-type="float" office:value="377650176" calcext:value-type="float">
            <text:p>377650176</text:p>
          </table:table-cell>
          <table:table-cell table:formula="of:=([.C20]-[.D19])*10^-9" office:value-type="float" office:value="98636.356659968" calcext:value-type="float">
            <text:p>98636,356659968</text:p>
          </table:table-cell>
          <table:table-cell table:number-columns-repeated="2"/>
          <table:table-cell table:formula="of:=[.A20]-[.B20]" office:value-type="float" office:value="1669918" calcext:value-type="float">
            <text:p>1669918</text:p>
          </table:table-cell>
        </table:table-row>
        <table:table-row table:style-name="ro1">
          <table:table-cell office:value-type="float" office:value="241610" calcext:value-type="float">
            <text:p>241610</text:p>
          </table:table-cell>
          <table:table-cell office:value-type="float" office:value="1434" calcext:value-type="float">
            <text:p>1434</text:p>
          </table:table-cell>
          <table:table-cell office:value-type="float" office:value="1.55386281713725E+018" calcext:value-type="float">
            <text:p>1553862817137250000</text:p>
          </table:table-cell>
          <table:table-cell office:value-type="float" office:value="1.55386281749343E+018" calcext:value-type="float">
            <text:p>1553862817493430000</text:p>
          </table:table-cell>
          <table:table-cell table:formula="of:=[.D21]-[.C21]" office:value-type="float" office:value="356179968" calcext:value-type="float">
            <text:p>356179968</text:p>
          </table:table-cell>
          <table:table-cell table:formula="of:=([.C21]-[.D20])*10^-9" office:value-type="float" office:value="76145.623830016" calcext:value-type="float">
            <text:p>76145,623830016</text:p>
          </table:table-cell>
          <table:table-cell table:number-columns-repeated="2"/>
          <table:table-cell table:formula="of:=[.A21]-[.B21]" office:value-type="float" office:value="240176" calcext:value-type="float">
            <text:p>240176</text:p>
          </table:table-cell>
        </table:table-row>
        <table:table-row table:style-name="ro1">
          <table:table-cell office:value-type="float" office:value="10052610" calcext:value-type="float">
            <text:p>10052610</text:p>
          </table:table-cell>
          <table:table-cell office:value-type="float" office:value="1434" calcext:value-type="float">
            <text:p>1434</text:p>
          </table:table-cell>
          <table:table-cell office:value-type="float" office:value="1.55395146152593E+018" calcext:value-type="float">
            <text:p>1553951461525930000</text:p>
          </table:table-cell>
          <table:table-cell office:value-type="float" office:value="1.55395146175966E+018" calcext:value-type="float">
            <text:p>1553951461759660000</text:p>
          </table:table-cell>
          <table:table-cell table:formula="of:=[.D22]-[.C22]" office:value-type="float" office:value="233730048" calcext:value-type="float">
            <text:p>233730048</text:p>
          </table:table-cell>
          <table:table-cell table:formula="of:=([.C22]-[.D21])*10^-9" office:value-type="float" office:value="88644.032499968" calcext:value-type="float">
            <text:p>88644,032499968</text:p>
          </table:table-cell>
          <table:table-cell table:number-columns-repeated="2"/>
          <table:table-cell table:formula="of:=[.A22]-[.B22]" office:value-type="float" office:value="10051176" calcext:value-type="float">
            <text:p>10051176</text:p>
          </table:table-cell>
        </table:table-row>
        <table:table-row table:style-name="ro1">
          <table:table-cell office:value-type="float" office:value="999453" calcext:value-type="float">
            <text:p>999453</text:p>
          </table:table-cell>
          <table:table-cell office:value-type="float" office:value="627" calcext:value-type="float">
            <text:p>627</text:p>
          </table:table-cell>
          <table:table-cell office:value-type="float" office:value="1.5540544057435E+018" calcext:value-type="float">
            <text:p>1554054405743500000</text:p>
          </table:table-cell>
          <table:table-cell office:value-type="float" office:value="1.55405440613561E+018" calcext:value-type="float">
            <text:p>1554054406135610000</text:p>
          </table:table-cell>
          <table:table-cell table:formula="of:=[.D23]-[.C23]" office:value-type="float" office:value="392109824" calcext:value-type="float">
            <text:p>392109824</text:p>
          </table:table-cell>
          <table:table-cell table:formula="of:=([.C23]-[.D22])*10^-9" office:value-type="float" office:value="102943.98384" calcext:value-type="float">
            <text:p>102943,98384</text:p>
          </table:table-cell>
          <table:table-cell table:number-columns-repeated="2"/>
          <table:table-cell table:formula="of:=[.A23]-[.B23]" office:value-type="float" office:value="998826" calcext:value-type="float">
            <text:p>998826</text:p>
          </table:table-cell>
        </table:table-row>
        <table:table-row table:style-name="ro1">
          <table:table-cell table:number-columns-repeated="2" office:value-type="float" office:value="16000000" calcext:value-type="float">
            <text:p>16000000</text:p>
          </table:table-cell>
          <table:table-cell office:value-type="float" office:value="1.55406673461135E+018" calcext:value-type="float">
            <text:p>1554066734611350000</text:p>
          </table:table-cell>
          <table:table-cell office:value-type="float" office:value="1.55406673477091E+018" calcext:value-type="float">
            <text:p>1554066734770910000</text:p>
          </table:table-cell>
          <table:table-cell table:formula="of:=[.D24]-[.C24]" office:value-type="float" office:value="159559936" calcext:value-type="float">
            <text:p>159559936</text:p>
          </table:table-cell>
          <table:table-cell table:formula="of:=([.C24]-[.D23])*10^-9" office:value-type="float" office:value="12328.47574016" calcext:value-type="float">
            <text:p>12328,47574016</text:p>
          </table:table-cell>
          <table:table-cell table:number-columns-repeated="2"/>
          <table:table-cell table:formula="of:=[.A24]-[.B2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08">
      <number:scientific-number number:decimal-places="0" loext:min-decimal-places="0" number:min-integer-digits="1" number:min-exponent-digits="2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20:54:22.410519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20:54:32.474593106</dc:date>
    <meta:editing-duration>PT53M22S</meta:editing-duration>
    <meta:editing-cycles>19</meta:editing-cycles>
    <meta:generator>LibreOffice/6.1.5.2$Linux_X86_64 LibreOffice_project/10$Build-2</meta:generator>
    <meta:document-statistic meta:table-count="1" meta:cell-count="1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08">
      <number:scientific-number number:decimal-places="0" loext:min-decimal-places="0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ntpTime (copy 1)'.A3:'ntpTime (copy 1)'.A24" chart:error-lower-range="'ntpTime (copy 1)'.I3:'ntpTime (copy 1)'.I24"/>
    </style:style>
    <style:style style:name="ch4" style:family="chart" style:data-style-name="N108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plus" chart:symbol-width="0.25cm" chart:symbol-height="0.25cm" chart:link-data-style-to-source="true" chart:error-category="cell-range" chart:error-upper-range="'ntpTime (copy 1)'.A3:'ntpTime (copy 1)'.A24" chart:error-lower-range="'ntpTime (copy 1)'.I3:'ntpTime (copy 1)'.I24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false" chart:error-category="cell-range" chart:error-upper-range="'ntpTime (copy 1)'.A3:'ntpTime (copy 1)'.A24" loext:std-weight="1"/>
      <style:graphic-properties draw:stroke="solid" svg:stroke-width="0cm" svg:stroke-color="#ff0000" svg:stroke-opacity="100%" draw:stroke-linejoin="round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885cm" svg:height="14.395cm" xlink:href=".." xlink:type="simple" chart:class="chart:scatter" chart:column-mapping="1 0" chart:style-name="ch1">
        <chart:title svg:x="9.533cm" svg:y="0.423cm" chart:style-name="ch2">
          <text:p>Erreur estimée entre deux synchronisations</text:p>
        </chart:title>
        <chart:plot-area chart:style-name="ch3" table:cell-range-address="'ntpTime (copy 1)'.F3:'ntpTime (copy 1)'.F24 'ntpTime (copy 1)'.B3:'ntpTime (copy 1)'.B24" svg:x="1.568cm" svg:y="1.489cm" svg:width="25.76cm" svg:height="11.638cm">
          <chartooo:coordinate-region svg:x="3.195cm" svg:y="1.688cm" svg:width="23.536cm" svg:height="10.792cm"/>
          <chart:axis chart:dimension="x" chart:name="primary-x" chart:style-name="ch4">
            <chart:title svg:x="12.406cm" svg:y="13.414cm" chart:style-name="ch5">
              <text:p>Temps avant mise à jour (s)</text:p>
            </chart:title>
          </chart:axis>
          <chart:axis chart:dimension="y" chart:name="primary-y" chart:style-name="ch4">
            <chart:title svg:x="0.451cm" svg:y="8.741cm" chart:style-name="ch6">
              <text:p>Erreur estimée (ns)</text:p>
            </chart:title>
            <chart:grid chart:style-name="ch7" chart:class="major"/>
          </chart:axis>
          <chart:series chart:style-name="ch8" chart:values-cell-range-address="'ntpTime (copy 1)'.B3:'ntpTime (copy 1)'.B24" chart:class="chart:scatter">
            <chart:domain table:cell-range-address="'ntpTime (copy 1)'.F3:'ntpTime (copy 1)'.F24"/>
            <chart:error-indicator chart:style-name="ch9" chart:dimension="y"/>
            <chart:data-point chart:repeated="3"/>
            <chart:data-point chart:style-name="ch10"/>
            <chart:data-point chart:repeated="15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955.429040128">
                <text:p>165955.429040128</text:p>
                <draw:g>
                  <svg:desc>'ntpTime (copy 1)'.F3:'ntpTime (copy 1)'.F24</svg:desc>
                </draw:g>
              </table:table-cell>
              <table:table-cell office:value-type="float" office:value="2625">
                <text:p>2625</text:p>
                <draw:g>
                  <svg:desc>'ntpTime (copy 1)'.B3:'ntpTime (copy 1)'.B24</svg:desc>
                </draw:g>
              </table:table-cell>
              <table:table-cell office:value-type="float" office:value="69301">
                <text:p>69301</text:p>
                <draw:g>
                  <svg:desc>'ntpTime (copy 1)'.A3:'ntpTime (copy 1)'.A24</svg:desc>
                </draw:g>
              </table:table-cell>
              <table:table-cell office:value-type="float" office:value="66676">
                <text:p>66676</text:p>
                <draw:g>
                  <svg:desc>'ntpTime (copy 1)'.I3:'ntpTime (copy 1)'.I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3272.20447002">
                <text:p>1123272.20447002</text:p>
              </table:table-cell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53.76625024">
                <text:p>12953.76625024</text:p>
              </table:table-cell>
              <table:table-cell office:value-type="float" office:value="3632">
                <text:p>3632</text:p>
              </table:table-cell>
              <table:table-cell office:value-type="float" office:value="65728">
                <text:p>65728</text:p>
              </table:table-cell>
              <table:table-cell office:value-type="float" office:value="62096">
                <text:p>6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257.693949952">
                <text:p>82257.693949952</text:p>
              </table:table-cell>
              <table:table-cell office:value-type="float" office:value="3632">
                <text:p>3632</text:p>
              </table:table-cell>
              <table:table-cell office:value-type="float" office:value="4086228">
                <text:p>4086228</text:p>
              </table:table-cell>
              <table:table-cell office:value-type="float" office:value="4082596">
                <text:p>4082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3314.498429952">
                <text:p>243314.498429952</text:p>
              </table:table-cell>
              <table:table-cell office:value-type="float" office:value="3632">
                <text:p>3632</text:p>
              </table:table-cell>
              <table:table-cell office:value-type="float" office:value="9400728">
                <text:p>9400728</text:p>
              </table:table-cell>
              <table:table-cell office:value-type="float" office:value="9397096">
                <text:p>9397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917.774149888">
                <text:p>82917.774149888</text:p>
              </table:table-cell>
              <table:table-cell office:value-type="float" office:value="0">
                <text:p>0</text:p>
              </table:table-cell>
              <table:table-cell office:value-type="float" office:value="830609">
                <text:p>830609</text:p>
              </table:table-cell>
              <table:table-cell office:value-type="float" office:value="830609">
                <text:p>830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053.366950144">
                <text:p>112053.366950144</text:p>
              </table:table-cell>
              <table:table-cell office:value-type="float" office:value="0">
                <text:p>0</text:p>
              </table:table-cell>
              <table:table-cell office:value-type="float" office:value="10422109">
                <text:p>10422109</text:p>
              </table:table-cell>
              <table:table-cell office:value-type="float" office:value="10422109">
                <text:p>10422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093.33700992">
                <text:p>58093.33700992</text:p>
              </table:table-cell>
              <table:table-cell office:value-type="float" office:value="0">
                <text:p>0</text:p>
              </table:table-cell>
              <table:table-cell office:value-type="float" office:value="14134609">
                <text:p>14134609</text:p>
              </table:table-cell>
              <table:table-cell office:value-type="float" office:value="14134609">
                <text:p>14134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171.321069824">
                <text:p>118171.321069824</text:p>
              </table:table-cell>
              <table:table-cell office:value-type="float" office:value="0">
                <text:p>0</text:p>
              </table:table-cell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887.907450112">
                <text:p>268887.907450112</text:p>
              </table:table-cell>
              <table:table-cell office:value-type="float" office:value="2577">
                <text:p>2577</text:p>
              </table:table-cell>
              <table:table-cell office:value-type="float" office:value="139687">
                <text:p>139687</text:p>
              </table:table-cell>
              <table:table-cell office:value-type="float" office:value="137110">
                <text:p>137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779.712609792">
                <text:p>45779.712609792</text:p>
              </table:table-cell>
              <table:table-cell office:value-type="float" office:value="2577">
                <text:p>2577</text:p>
              </table:table-cell>
              <table:table-cell office:value-type="float" office:value="5245187">
                <text:p>5245187</text:p>
              </table:table-cell>
              <table:table-cell office:value-type="float" office:value="5242610">
                <text:p>52426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681.052760064">
                <text:p>175681.052760064</text:p>
              </table:table-cell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7389.23328">
                <text:p>427389.23328</text:p>
              </table:table-cell>
              <table:table-cell office:value-type="float" office:value="1808">
                <text:p>1808</text:p>
              </table:table-cell>
              <table:table-cell office:value-type="float" office:value="545059">
                <text:p>545059</text:p>
              </table:table-cell>
              <table:table-cell office:value-type="float" office:value="543251">
                <text:p>543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43168">
                <text:p>30.43168</text:p>
              </table:table-cell>
              <table:table-cell office:value-type="float" office:value="1808">
                <text:p>1808</text:p>
              </table:table-cell>
              <table:table-cell office:value-type="float" office:value="563559">
                <text:p>563559</text:p>
              </table:table-cell>
              <table:table-cell office:value-type="float" office:value="561751">
                <text:p>5617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3.362810112">
                <text:p>1883.362810112</text:p>
              </table:table-cell>
              <table:table-cell office:value-type="float" office:value="0">
                <text:p>0</text:p>
              </table:table-cell>
              <table:table-cell office:value-type="float" office:value="887500">
                <text:p>887500</text:p>
              </table:table-cell>
              <table:table-cell office:value-type="float" office:value="887500">
                <text:p>887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70.385620224">
                <text:p>13070.385620224</text:p>
              </table:table-cell>
              <table:table-cell office:value-type="float" office:value="0">
                <text:p>0</text:p>
              </table:table-cell>
              <table:table-cell office:value-type="float" office:value="6340000">
                <text:p>6340000</text:p>
              </table:table-cell>
              <table:table-cell office:value-type="float" office:value="6340000">
                <text:p>634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.394850048">
                <text:p>86.394850048</text:p>
              </table:table-cell>
              <table:table-cell office:value-type="float" office:value="0">
                <text:p>0</text:p>
              </table:table-cell>
              <table:table-cell office:value-type="float" office:value="6385500">
                <text:p>6385500</text:p>
              </table:table-cell>
              <table:table-cell office:value-type="float" office:value="6385500">
                <text:p>6385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636.356659968">
                <text:p>98636.356659968</text:p>
              </table:table-cell>
              <table:table-cell office:value-type="float" office:value="808">
                <text:p>808</text:p>
              </table:table-cell>
              <table:table-cell office:value-type="float" office:value="1670726">
                <text:p>1670726</text:p>
              </table:table-cell>
              <table:table-cell office:value-type="float" office:value="1669918">
                <text:p>16699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145.623830016">
                <text:p>76145.623830016</text:p>
              </table:table-cell>
              <table:table-cell office:value-type="float" office:value="1434">
                <text:p>1434</text:p>
              </table:table-cell>
              <table:table-cell office:value-type="float" office:value="241610">
                <text:p>241610</text:p>
              </table:table-cell>
              <table:table-cell office:value-type="float" office:value="240176">
                <text:p>240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644.032499968">
                <text:p>88644.032499968</text:p>
              </table:table-cell>
              <table:table-cell office:value-type="float" office:value="1434">
                <text:p>1434</text:p>
              </table:table-cell>
              <table:table-cell office:value-type="float" office:value="10052610">
                <text:p>10052610</text:p>
              </table:table-cell>
              <table:table-cell office:value-type="float" office:value="10051176">
                <text:p>10051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943.98384">
                <text:p>102943.98384</text:p>
              </table:table-cell>
              <table:table-cell office:value-type="float" office:value="627">
                <text:p>627</text:p>
              </table:table-cell>
              <table:table-cell office:value-type="float" office:value="999453">
                <text:p>999453</text:p>
              </table:table-cell>
              <table:table-cell office:value-type="float" office:value="998826">
                <text:p>998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28.47574016">
                <text:p>12328.47574016</text:p>
              </table:table-cell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radial" draw:cx="50%" draw:cy="50%" draw:start="100%" draw:end="0%" draw:border="0%"/>
    <draw:opacity draw:name="ChartTransparencyGradient_20_4" draw:display-name="ChartTransparencyGradient 4" draw:style="ellipsoid" draw:cx="50%" draw:cy="50%" draw:start="100%" draw:end="0%" draw:angle="0" draw:border="0%"/>
    <draw:opacity draw:name="ChartTransparencyGradient_20_5" draw:display-name="ChartTransparencyGradient 5" draw:style="square" draw:cx="50%" draw:cy="50%" draw:start="100%" draw:end="0%" draw:angle="0" draw:border="0%"/>
    <draw:opacity draw:name="ChartTransparencyGradient_20_6" draw:display-name="ChartTransparencyGradient 6" draw:style="rectangular" draw:cx="50%" draw:cy="50%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